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5.785cm" fo:margin-left="1.228cm" fo:break-before="auto" fo:break-after="auto" table:align="left" fo:keep-with-next="auto" style:may-break-between-rows="true" table:border-model="collapsing"/>
    </style:style>
    <style:style style:name="Tabelle1.A" style:family="table-column">
      <style:table-column-properties style:column-width="3.81cm"/>
    </style:style>
    <style:style style:name="Tabelle1.B" style:family="table-column">
      <style:table-column-properties style:column-width="9.499cm"/>
    </style:style>
    <style:style style:name="Tabelle1.C" style:family="table-column">
      <style:table-column-properties style:column-width="2.477cm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style:font-name="Arial" officeooo:rsid="001cb88f" officeooo:paragraph-rsid="001cb88f"/>
    </style:style>
    <style:style style:name="P2" style:family="paragraph" style:parent-style-name="Standard">
      <style:paragraph-properties fo:line-height="115%"/>
      <style:text-properties style:font-name="Arial"/>
    </style:style>
    <style:style style:name="P3" style:family="paragraph" style:parent-style-name="Standard">
      <style:paragraph-properties fo:line-height="115%"/>
      <style:text-properties style:font-name="Arial" fo:font-size="16pt" fo:font-weight="bold" officeooo:rsid="0016b77d" officeooo:paragraph-rsid="0016b77d" style:font-size-asian="16pt" style:font-weight-asian="bold" style:font-size-complex="16pt" style:font-weight-complex="bold"/>
    </style:style>
    <style:style style:name="P4" style:family="paragraph" style:parent-style-name="Standard">
      <style:paragraph-properties fo:line-height="150%"/>
      <style:text-properties style:font-name="Arial" fo:font-weight="normal" officeooo:rsid="00324af4" officeooo:paragraph-rsid="00324af4" style:font-weight-asian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24af4" officeooo:paragraph-rsid="00324a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24af4" officeooo:paragraph-rsid="0033bf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3bf14" officeooo:paragraph-rsid="0036f9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8e0d3" officeooo:paragraph-rsid="0038e0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24af4" officeooo:paragraph-rsid="00324a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3bf14" officeooo:paragraph-rsid="0033bf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58689" officeooo:paragraph-rsid="0036f9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8e0d3" officeooo:paragraph-rsid="0038e0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 style:list-style-name="L1">
      <style:paragraph-properties fo:line-height="150%"/>
      <style:text-properties style:font-name="Arial" officeooo:rsid="00392810" officeooo:paragraph-rsid="00392810"/>
    </style:style>
    <style:style style:name="P14" style:family="paragraph" style:parent-style-name="Standard" style:list-style-name="L1">
      <style:paragraph-properties fo:line-height="150%"/>
      <style:text-properties style:font-name="Arial" officeooo:paragraph-rsid="00324af4"/>
    </style:style>
    <style:style style:name="P15" style:family="paragraph" style:parent-style-name="Standard" style:list-style-name="L1">
      <style:paragraph-properties fo:line-height="150%"/>
      <style:text-properties style:font-name="Arial" fo:font-weight="normal" officeooo:rsid="003b46df" officeooo:paragraph-rsid="003b46df" style:font-weight-asian="normal" style:font-weight-complex="normal"/>
    </style:style>
    <style:style style:name="P16" style:family="paragraph" style:parent-style-name="Standard" style:list-style-name="L1">
      <style:paragraph-properties fo:line-height="150%"/>
      <style:text-properties style:font-name="Arial" fo:font-weight="normal" officeooo:rsid="003b96f7" officeooo:paragraph-rsid="003b96f7" style:font-weight-asian="normal" style:font-weight-complex="normal"/>
    </style:style>
    <style:style style:name="P17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24af4" officeooo:paragraph-rsid="0033bf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6f9dd" officeooo:paragraph-rsid="0036f9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58689" officeooo:paragraph-rsid="003586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77b35" officeooo:paragraph-rsid="00377b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8e0d3" officeooo:paragraph-rsid="0038e0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2eef36"/>
    </style:style>
    <style:style style:name="T2" style:family="text">
      <style:text-properties officeooo:rsid="002d421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d421a" style:font-weight-asian="normal" style:font-weight-complex="normal"/>
    </style:style>
    <style:style style:name="T5" style:family="text">
      <style:text-properties fo:font-weight="normal" officeooo:rsid="0030c551" style:font-weight-asian="normal" style:font-weight-complex="normal"/>
    </style:style>
    <style:style style:name="T6" style:family="text">
      <style:text-properties officeooo:rsid="0030c551"/>
    </style:style>
    <style:style style:name="T7" style:family="text">
      <style:text-properties officeooo:rsid="0036f9dd"/>
    </style:style>
    <style:style style:name="T8" style:family="text">
      <style:text-properties officeooo:rsid="0038e0d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orbereitung</text:p>
      <text:p text:style-name="P2"/>
      <text:list xml:id="list3901744166" text:style-name="L1">
        <text:list-item>
          <text:p text:style-name="P13"><text:span text:style-name="T4">n</text:span><text:span text:style-name="T3">eue Gliederung: roter Faden</text:span></text:p>
        </text:list-item>
        <text:list-item>
          <text:p text:style-name="P14"><text:span text:style-name="T4">Sensor</text:span><text:span text:style-name="T5">en</text:span></text:p>
        </text:list-item>
      </text:list>
      <table:table table:name="Tabelle1" table:style-name="Tabelle1" table:template-name="Standardvorlage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5"><text:span text:style-name="T6">U</text:span>ltraschallsensor HC-SR04</text:p>
          </table:table-cell>
          <table:table-cell table:style-name="Tabelle1.A1" office:value-type="string">
            <text:list xml:id="list1469334238" text:style-name="L2">
              <text:list-item>
                <text:p text:style-name="P17">Entfernungen messen (bis 4,5m)</text:p>
              </text:list-item>
              <text:list-item>
                <text:p text:style-name="P17">alternativ zum IF</text:p>
              </text:list-item>
              <text:list-item>
                <text:p text:style-name="P18">Erweiterung SRF08 (43€!)</text:p>
              </text:list-item>
            </text:list>
          </table:table-cell>
          <table:table-cell table:style-name="Tabelle1.C1" office:value-type="string">
            <text:p text:style-name="P10">4 €</text:p>
            <text:p text:style-name="P10">3er Pack 8€</text:p>
          </table:table-cell>
        </table:table-row>
        <table:table-row table:style-name="Tabelle1.1">
          <table:table-cell table:style-name="Tabelle1.A2" office:value-type="string">
            <text:p text:style-name="P6">Gyroskop </text:p>
            <text:p text:style-name="P6">MPU-6050</text:p>
          </table:table-cell>
          <table:table-cell table:style-name="Tabelle1.A2" office:value-type="string">
            <text:list xml:id="list121338903698013" text:continue-numbering="true" text:style-name="L2">
              <text:list-item>
                <text:p text:style-name="P17">Evtl.</text:p>
              </text:list-item>
              <text:list-item>
                <text:p text:style-name="P17">bei geneigter Ebene beschleunigen</text:p>
              </text:list-item>
            </text:list>
          </table:table-cell>
          <table:table-cell table:style-name="Tabelle1.C2" office:value-type="string">
            <text:p text:style-name="P9">5-7€</text:p>
          </table:table-cell>
        </table:table-row>
        <table:table-row table:style-name="Tabelle1.1">
          <table:table-cell table:style-name="Tabelle1.A2" office:value-type="string">
            <text:p text:style-name="P7">Infrarot</text:p>
            <text:p text:style-name="P7"><text:bookmark text:name="productTitle"/><text:bookmark text:name="title"/>TCRT5000</text:p>
          </table:table-cell>
          <table:table-cell table:style-name="Tabelle1.A2" office:value-type="string">
            <text:list xml:id="list121338818388045" text:continue-numbering="true" text:style-name="L2">
              <text:list-item>
                <text:p text:style-name="P19">Linienverfolger <text:span text:style-name="T8">geeignet</text:span></text:p>
              </text:list-item>
              <text:list-item>
                <text:p text:style-name="P19">Kontrast hell/dunkel</text:p>
              </text:list-item>
              <text:list-item>
                <text:p text:style-name="P18">Erweiterung Sunfounder: 5 Stück (12€)</text:p>
              </text:list-item>
              <text:list-item>
                <text:p text:style-name="P20">Erweiterung DaoRier: 3 Stück (3€)</text:p>
              </text:list-item>
            </text:list>
          </table:table-cell>
          <table:table-cell table:style-name="Tabelle1.C2" office:value-type="string">
            <text:p text:style-name="P11"><text:span text:style-name="T7">2/</text:span>6€</text:p>
          </table:table-cell>
        </table:table-row>
        <table:table-row>
          <table:table-cell table:style-name="Tabelle1.A2" office:value-type="string">
            <text:p text:style-name="P8">Lichtsensor</text:p>
            <text:p text:style-name="P8">APDS-9930</text:p>
          </table:table-cell>
          <table:table-cell table:style-name="Tabelle1.A2" office:value-type="string">
            <text:list xml:id="list121337813619615" text:continue-numbering="true" text:style-name="L2">
              <text:list-item>
                <text:p text:style-name="P21">Lichtsenor</text:p>
              </text:list-item>
              <text:list-item>
                <text:p text:style-name="P21">Kontrast hell/dunkel</text:p>
              </text:list-item>
            </text:list>
          </table:table-cell>
          <table:table-cell table:style-name="Tabelle1.C2" office:value-type="string">
            <text:p text:style-name="P12">8€</text:p>
          </table:table-cell>
        </table:table-row>
      </table:table>
      <text:p text:style-name="P4"/>
      <text:list xml:id="list121337668332987" text:continue-list="list3901744166" text:style-name="L1">
        <text:list-item>
          <text:p text:style-name="P15">Japan: Kernkraftwerk</text:p>
        </text:list-item>
        <text:list-item>
          <text:p text:style-name="P16">parallel: Aufgabe, dazu Bauteile auswählen</text:p>
        </text:list-item>
        <text:list-item>
          <text:p text:style-name="P16">Aufgabe überleg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andardvorlage.1" style:family="table-cell">
      <style:table-cell-properties fo:border-left="0.51pt solid #000000" fo:border-top="0.51pt solid #000000" fo:border-bottom="0.51pt solid #000000"/>
    </style:style>
    <style:style style:name="Standardvorlage.2" style:family="table-cell">
      <style:table-cell-properties fo:border-left="0.51pt solid #000000" fo:border-bottom="0.51pt solid #000000"/>
    </style:style>
    <style:style style:name="Standardvorlage.3" style:family="table-cell">
      <style:table-cell-properties fo:border-left="0.51pt solid #000000" fo:border-bottom="0.51pt solid #000000"/>
    </style:style>
    <style:style style:name="Standardvorlage.4" style:family="table-cell">
      <style:table-cell-properties fo:border-left="0.51pt solid #000000" fo:border-right="0.51pt solid #000000" fo:border-bottom="0.51pt solid #000000"/>
    </style:style>
    <style:style style:name="Standardvorlage.5" style:family="table-cell">
      <style:table-cell-properties fo:border-left="0.51pt solid #000000" fo:border-bottom="0.51pt solid #000000"/>
    </style:style>
    <style:style style:name="Standardvorlage.6" style:family="table-cell">
      <style:table-cell-properties fo:border-left="0.51pt solid #000000" fo:border-bottom="0.51pt solid #000000"/>
    </style:style>
    <style:style style:name="Standardvorlage.7" style:family="table-cell">
      <style:table-cell-properties fo:border-left="0.51pt solid #000000" fo:border-bottom="0.51pt solid #000000"/>
    </style:style>
    <style:style style:name="Standardvorlage.8" style:family="table-cell">
      <style:table-cell-properties fo:border-left="0.51pt solid #000000" fo:border-bottom="0.51pt solid #000000"/>
    </style:style>
    <style:style style:name="Standardvorlage.9" style:family="table-cell">
      <style:table-cell-properties fo:border-left="0.51pt solid #000000" fo:border-bottom="0.51pt solid #000000"/>
    </style:style>
    <style:style style:name="Standardvorlage.10" style:family="table-cell">
      <style:table-cell-properties fo:border-left="0.51pt solid #000000" fo:border-right="0.51pt solid #000000" fo:border-bottom="0.51pt solid #000000"/>
    </style:style>
    <style:style style:name="Standardvorlage.11" style:family="table-cell">
      <style:table-cell-properties fo:border-left="0.51pt solid #000000" fo:border-top="0.51pt solid #000000" fo:border-bottom="0.51pt solid #000000"/>
    </style:style>
    <style:style style:name="Standardvorlage.12" style:family="table-cell">
      <style:table-cell-properties fo:border-left="0.51pt solid #000000" fo:border-right="0.51pt solid #000000" fo:border-top="0.51pt solid #000000" fo:border-bottom="0.51pt solid #000000"/>
    </style:style>
    <style:style style:name="Standardvorlage.13" style:family="table-cell">
      <style:table-cell-properties fo:border-left="0.51pt solid #000000" fo:border-bottom="0.51pt solid #000000"/>
    </style:style>
    <style:style style:name="Standardvorlage.14" style:family="table-cell">
      <style:table-cell-properties fo:border-left="0.51pt solid #000000" fo:border-right="0.51pt solid #000000" fo:border-bottom="0.51pt solid #000000"/>
    </style:style>
    <style:style style:name="Standardvorlage.15" style:family="table-cell">
      <style:table-cell-properties fo:border-left="0.51pt solid #000000" fo:border-top="0.51pt solid #000000" fo:border-bottom="0.51pt solid #000000"/>
    </style:style>
    <style:style style:name="Standardvorlag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andardvorlage.1"/>
      <table:last-row table:style-name="Standardvorlage.2"/>
      <table:first-column table:style-name="Standardvorlage.3"/>
      <table:last-column table:style-name="Standardvorlage.4"/>
      <table:body table:style-name="Standardvorlage.9"/>
      <table:even-rows table:style-name="Standardvorlage.5"/>
      <table:odd-rows table:style-name="Standardvorlage.6"/>
      <table:even-columns table:style-name="Standardvorlage.7"/>
      <table:odd-columns table:style-name="Standardvorlage.8"/>
      <table:background table:style-name="Standardvorlage.10"/>
      <loext:first-row-even-column table:style-name="Standardvorlage.15"/>
      <loext:last-row-even-column table:style-name="Standardvorlage.16"/>
      <loext:first-row-end-column table:style-name="Standardvorlage.12"/>
      <loext:first-row-start-column table:style-name="Standardvorlage.11"/>
      <loext:last-row-end-column table:style-name="Standardvorlage.14"/>
      <loext:last-row-start-column table:style-name="Standardvorlage.13"/>
    </table:table-template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officeooo:rsid="001cb88f" officeooo:paragraph-rsid="001cb88f"/>
    </style:style>
    <style:style style:name="MT1" style:family="text">
      <style:text-properties officeooo:rsid="002eef36"/>
    </style:style>
    <style:style style:name="MT2" style:family="text">
      <style:text-properties officeooo:rsid="002d421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09</text:span>.0<text:span text:style-name="MT2">5</text:span>.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7M58S</meta:editing-duration>
    <meta:editing-cycles>19</meta:editing-cycles>
    <meta:generator>LibreOffice/5.3.4.2$Windows_X86_64 LibreOffice_project/f82d347ccc0be322489bf7da61d7e4ad13fe2ff3</meta:generator>
    <dc:date>2018-05-09T12:13:36.841000000</dc:date>
    <meta:document-statistic meta:table-count="1" meta:image-count="0" meta:object-count="0" meta:page-count="1" meta:paragraph-count="30" meta:word-count="80" meta:character-count="508" meta:non-whitespace-character-count="473"/>
    <meta:user-defined meta:name="Info 1"/>
    <meta:user-defined meta:name="Info 2"/>
    <meta:user-defined meta:name="Info 3"/>
    <meta:user-defined meta:name="Info 4"/>
  </office:meta>
</office:document-meta>
</file>